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5183b" officeooo:paragraph-rsid="0015183b" style:font-size-asian="20pt" style:font-size-complex="20pt"/>
    </style:style>
    <style:style style:name="P2" style:family="paragraph" style:parent-style-name="Standard">
      <style:paragraph-properties fo:text-align="start" style:justify-single-word="false"/>
      <style:text-properties fo:font-size="16pt" officeooo:rsid="0015183b" officeooo:paragraph-rsid="0015183b" style:font-size-asian="14pt" style:font-size-complex="16pt"/>
    </style:style>
    <style:style style:name="P3" style:family="paragraph" style:parent-style-name="Standard">
      <style:paragraph-properties fo:text-align="start" style:justify-single-word="false"/>
      <style:text-properties fo:font-size="16pt" officeooo:rsid="00158731" officeooo:paragraph-rsid="00158731" style:font-size-asian="14pt" style:font-size-complex="16pt"/>
    </style:style>
    <style:style style:name="P4" style:family="paragraph" style:parent-style-name="Standard">
      <style:paragraph-properties fo:text-align="start" style:justify-single-word="false"/>
      <style:text-properties fo:font-size="16pt" officeooo:rsid="001616ca" officeooo:paragraph-rsid="001616ca" style:font-size-asian="14pt" style:font-size-complex="16pt"/>
    </style:style>
    <style:style style:name="P5" style:family="paragraph" style:parent-style-name="Standard">
      <style:paragraph-properties fo:text-align="start" style:justify-single-word="false"/>
      <style:text-properties fo:font-size="16pt" fo:font-weight="bold" officeooo:rsid="0017537d" officeooo:paragraph-rsid="0017537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normal" officeooo:rsid="0017537d" officeooo:paragraph-rsid="0017537d"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weight="normal" officeooo:rsid="0017537d" officeooo:paragraph-rsid="0017537d" style:font-weight-asian="normal" style:font-weight-complex="normal"/>
    </style:style>
    <style:style style:name="P8" style:family="paragraph" style:parent-style-name="Standard">
      <style:paragraph-properties fo:text-align="start" style:justify-single-word="false"/>
      <style:text-properties fo:font-weight="normal" officeooo:rsid="0018cb95" officeooo:paragraph-rsid="0018cb95" style:font-weight-asian="normal" style:font-weight-complex="normal"/>
    </style:style>
    <style:style style:name="P9" style:family="paragraph" style:parent-style-name="Standard">
      <style:paragraph-properties fo:text-align="start" style:justify-single-word="false"/>
      <style:text-properties fo:font-size="16pt" fo:font-weight="normal" officeooo:rsid="0017537d" officeooo:paragraph-rsid="0017537d"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8cb95" officeooo:paragraph-rsid="0017537d"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a9402" officeooo:paragraph-rsid="001a9402"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1bea00" officeooo:paragraph-rsid="001bea00"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bold" officeooo:rsid="0017537d" officeooo:paragraph-rsid="0017537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8cb95" officeooo:paragraph-rsid="0018cb95" style:font-size-asian="14pt" style:font-weight-asian="bold" style:font-size-complex="16pt" style:font-weight-complex="bold"/>
    </style:style>
    <style:style style:name="T1" style:family="text">
      <style:text-properties officeooo:rsid="00158731"/>
    </style:style>
    <style:style style:name="T2" style:family="text">
      <style:text-properties officeooo:rsid="001616ca"/>
    </style:style>
    <style:style style:name="T3" style:family="text">
      <style:text-properties fo:font-size="16pt" style:font-size-asian="14pt" style:font-size-complex="16pt"/>
    </style:style>
    <style:style style:name="T4" style:family="text">
      <style:text-properties fo:font-size="16pt" officeooo:rsid="0018cb95" style:font-size-asian="14pt" style:font-size-complex="16pt"/>
    </style:style>
    <style:style style:name="T5" style:family="text">
      <style:text-properties fo:font-size="16pt" officeooo:rsid="001a9402" style:font-size-asian="14pt" style:font-size-complex="16pt"/>
    </style:style>
    <style:style style:name="T6" style:family="text">
      <style:text-properties officeooo:rsid="001d0e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duct Backlog</text:p>
      <text:p text:style-name="P1"/>
      <text:p text:style-name="P5">User Stories:</text:p>
      <text:p text:style-name="P2">1. <text:span text:style-name="T1">Ich als ökologisch veranlagte Person würde gerne über eine übersichtliche Möglichkeit verfügen, den Zustand meiner Lampe/Lampen abfragen zu können, um bei unnötigem Leuchten diese ausschalten zu können.</text:span></text:p>
      <text:p text:style-name="P2"/>
      <text:p text:style-name="P3">2. Ich als kleiner Angeber würde gerne eine kleine <text:span text:style-name="T2">einfache </text:span>Steuerungsmöglichkeit<text:span text:style-name="T2"> meiner Lampe</text:span> über verschiedene Endgeräte besitzen, um <text:span text:style-name="T2">meine Besucher zu beeindrucken.</text:span></text:p>
      <text:p text:style-name="P3"/>
      <text:p text:style-name="P4">3. Ich als Urenkel würde gerne meinen Urgroßeltern die Möglichkeiten moderner Technik durch eine einfach zu bedienende sprachgesteuerte Lampe aufzeigen, um diese durch die heutigen technischen Möglichkeiten für moderne Technik zu sensibilisieren.</text:p>
      <text:p text:style-name="P4"/>
      <text:p text:style-name="P4"/>
      <text:p text:style-name="P5">Funktionale Anforderungen:</text:p>
      <text:p text:style-name="P6">1. Lampe an/aus schalten</text:p>
      <text:p text:style-name="P6">2. Für alle Geräte verfügbar → Webanwendung</text:p>
      <text:p text:style-name="P6">3. Sprachsteuerungsmöglichkeit für Lampe über Google Assistant</text:p>
      <text:p text:style-name="P6"/>
      <text:p text:style-name="P6"/>
      <text:p text:style-name="P5">Verbesserungen:</text:p>
      <text:p text:style-name="P7"><text:span text:style-name="T3">1. </text:span><text:span text:style-name="T4">zusätzliche Steuerungsmöglichkeit über Webanwendung der Helligkeit und Farbe möglich</text:span></text:p>
      <text:p text:style-name="P10"/>
      <text:p text:style-name="P10"/>
      <text:p text:style-name="P14">Bug fixes:</text:p>
      <text:p text:style-name="P8"><text:span text:style-name="T3">1. </text:span><text:span text:style-name="T5">Zum Testen Google Asisstant in das gleiche Netzwerk wie Philips Hue System heben (alte Wlan Konfiguration löschen und neu verbinden)</text:span></text:p>
      <text:p text:style-name="P11">2. <text:span text:style-name="T6">Bei </text:span>Webanwendung nich<text:span text:style-name="T6">t</text:span> korrekte Lampenkonfiguration eingestellt</text:p>
      <text:p text:style-name="P11">→ Lampe über Sprachbefehl anschalten, anschließend Webanwendung öffnen aber Lampe ist aus</text:p>
      <text:p text:style-name="P11">→ Beim Laden der Webanwendung Lampenkunfiguration zuerst abfragen</text:p>
      <text:p text:style-name="P12">3. keine Verbindung zu Raspberry aufgrund der geänderten url von localhost.run → url in Code anpassen <text:span text:style-name="T6">oder evtl. Raspberry angeschaltet lass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03:17:58.014000000</meta:creation-date>
    <dc:date>2020-06-03T14:16:58.120000000</dc:date>
    <meta:editing-duration>PT29M57S</meta:editing-duration>
    <meta:editing-cycles>3</meta:editing-cycles>
    <meta:generator>LibreOffice/6.4.3.2$Windows_X86_64 LibreOffice_project/747b5d0ebf89f41c860ec2a39efd7cb15b54f2d8</meta:generator>
    <meta:document-statistic meta:table-count="0" meta:image-count="0" meta:object-count="0" meta:page-count="1" meta:paragraph-count="17" meta:word-count="188" meta:character-count="1410" meta:non-whitespace-character-count="1239"/>
  </office:meta>
</office:document-meta>
</file>